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881000001DC000001DCF4BC505FFBD32D87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Light" svg:font-family="'Noto Sans CJK JP Light'" style:font-family-generic="swiss" style:font-pitch="variable"/>
    <style:font-face style:name="Noto Sans CJK JP Thin" svg:font-family="'Noto Sans CJK JP Thin'" style:font-family-generic="swiss" style:font-pitch="variable"/>
    <style:font-face style:name="Noto Sans CJK SC DemiLight" svg:font-family="'Noto Sans CJK SC DemiLight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fae2" officeooo:paragraph-rsid="001ffae2"/>
    </style:style>
    <style:style style:name="P2" style:family="paragraph" style:parent-style-name="Standard">
      <style:text-properties officeooo:rsid="001ffae2" officeooo:paragraph-rsid="0020bb1f"/>
    </style:style>
    <style:style style:name="P3" style:family="paragraph" style:parent-style-name="Standard">
      <style:text-properties fo:font-weight="bold" officeooo:rsid="001ffae2" officeooo:paragraph-rsid="001ffae2" style:font-weight-asian="bold" style:font-weight-complex="bold"/>
    </style:style>
    <style:style style:name="P4" style:family="paragraph" style:parent-style-name="Standard">
      <style:text-properties fo:font-weight="bold" officeooo:rsid="00240e54" officeooo:paragraph-rsid="00240e54" style:font-weight-asian="bold" style:font-weight-complex="bold"/>
    </style:style>
    <style:style style:name="P5" style:family="paragraph" style:parent-style-name="Standard">
      <style:text-properties fo:font-size="14pt" fo:font-weight="bold" officeooo:rsid="001ffae2" officeooo:paragraph-rsid="001ffae2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officeooo:paragraph-rsid="001ffae2"/>
    </style:style>
    <style:style style:name="P7" style:family="paragraph" style:parent-style-name="Standard" style:list-style-name="L1">
      <style:text-properties officeooo:paragraph-rsid="00267ea9"/>
    </style:style>
    <style:style style:name="P8" style:family="paragraph" style:parent-style-name="Standard">
      <style:text-properties officeooo:paragraph-rsid="001ffae2"/>
    </style:style>
    <style:style style:name="P9" style:family="paragraph" style:parent-style-name="Standard" style:list-style-name="L3">
      <style:text-properties officeooo:paragraph-rsid="0020bb1f"/>
    </style:style>
    <style:style style:name="P10" style:family="paragraph" style:parent-style-name="Standard" style:list-style-name="L6">
      <style:text-properties fo:font-style="italic" officeooo:paragraph-rsid="001ffae2" style:font-style-asian="italic" style:font-style-complex="italic"/>
    </style:style>
    <style:style style:name="P11" style:family="paragraph" style:parent-style-name="Standard" style:list-style-name="L7">
      <style:text-properties fo:font-style="italic" officeooo:paragraph-rsid="001ffae2" style:font-style-asian="italic" style:font-style-complex="italic"/>
    </style:style>
    <style:style style:name="P12" style:family="paragraph" style:parent-style-name="Standard" style:list-style-name="L3">
      <style:text-properties fo:font-style="italic" officeooo:rsid="00240e54" officeooo:paragraph-rsid="00240e54" style:font-style-asian="italic" style:font-style-complex="italic"/>
    </style:style>
    <style:style style:name="P13" style:family="paragraph" style:parent-style-name="Standard">
      <style:text-properties style:font-name="Noto Sans CJK JP Thin"/>
    </style:style>
    <style:style style:name="P14" style:family="paragraph" style:parent-style-name="Standard">
      <style:text-properties style:font-name="Noto Sans CJK JP Thin" officeooo:rsid="001ffae2" officeooo:paragraph-rsid="001ffae2"/>
    </style:style>
    <style:style style:name="P15" style:family="paragraph" style:parent-style-name="Standard">
      <style:text-properties style:font-name="Noto Sans CJK JP Thin" officeooo:paragraph-rsid="0020bb1f"/>
    </style:style>
    <style:style style:name="P16" style:family="paragraph" style:parent-style-name="Standard">
      <style:text-properties style:font-name="Noto Sans CJK JP Thin" officeooo:paragraph-rsid="00235ee1"/>
    </style:style>
    <style:style style:name="P17" style:family="paragraph" style:parent-style-name="Standard">
      <style:text-properties style:font-name="Noto Sans CJK JP Thin" officeooo:paragraph-rsid="002377eb"/>
    </style:style>
    <style:style style:name="P18" style:family="paragraph" style:parent-style-name="Standard">
      <style:text-properties style:font-name="Noto Sans CJK JP Thin" officeooo:paragraph-rsid="002dd3cd"/>
    </style:style>
    <style:style style:name="P19" style:family="paragraph" style:parent-style-name="Standard">
      <style:text-properties style:font-name="Noto Sans CJK JP Thin" officeooo:rsid="002dd3cd" officeooo:paragraph-rsid="002dd3cd"/>
    </style:style>
    <style:style style:name="P20" style:family="paragraph" style:parent-style-name="Standard" style:list-style-name="L12">
      <style:text-properties style:font-name="Noto Sans CJK JP Thin" officeooo:rsid="002dd3cd" officeooo:paragraph-rsid="002dd3cd"/>
    </style:style>
    <style:style style:name="P21" style:family="paragraph" style:parent-style-name="Standard" style:list-style-name="L12">
      <style:text-properties style:font-name="Noto Sans CJK JP Thin" officeooo:rsid="002dd3cd" officeooo:paragraph-rsid="002ef7f7"/>
    </style:style>
    <style:style style:name="P22" style:family="paragraph" style:parent-style-name="Standard" style:list-style-name="L12">
      <style:text-properties style:font-name="Noto Sans CJK JP Thin" officeooo:rsid="002dd3cd" officeooo:paragraph-rsid="00305a6b"/>
    </style:style>
    <style:style style:name="P23" style:family="paragraph" style:parent-style-name="Standard" style:list-style-name="L12">
      <style:text-properties style:font-name="Noto Sans CJK JP Thin" officeooo:paragraph-rsid="002ef7f7"/>
    </style:style>
    <style:style style:name="P24" style:family="paragraph" style:parent-style-name="Standard" style:list-style-name="L12">
      <style:text-properties style:font-name="Noto Sans CJK JP Thin" officeooo:paragraph-rsid="00305a6b"/>
    </style:style>
    <style:style style:name="P25" style:family="paragraph" style:parent-style-name="Standard" style:list-style-name="L12">
      <style:text-properties style:font-name="Noto Sans CJK JP Thin" officeooo:rsid="0020bb1f" officeooo:paragraph-rsid="002ef7f7"/>
    </style:style>
    <style:style style:name="P26" style:family="paragraph" style:parent-style-name="Standard" style:list-style-name="L12">
      <style:text-properties style:font-name="Noto Sans CJK JP Thin" officeooo:rsid="0020bb1f" officeooo:paragraph-rsid="00305a6b"/>
    </style:style>
    <style:style style:name="P27" style:family="paragraph" style:parent-style-name="Standard" style:list-style-name="L12">
      <style:text-properties style:font-name="Noto Sans CJK JP Thin" officeooo:rsid="002ef7f7" officeooo:paragraph-rsid="002ef7f7"/>
    </style:style>
    <style:style style:name="P28" style:family="paragraph" style:parent-style-name="Standard" style:list-style-name="L12">
      <style:text-properties style:font-name="Noto Sans CJK JP Thin" officeooo:rsid="002ef7f7" officeooo:paragraph-rsid="00305a6b"/>
    </style:style>
    <style:style style:name="P29" style:family="paragraph" style:parent-style-name="Standard" style:list-style-name="L10">
      <style:text-properties style:font-name="Noto Sans CJK SC DemiLight" officeooo:rsid="0020bb1f" officeooo:paragraph-rsid="0020bb1f"/>
    </style:style>
    <style:style style:name="P30" style:family="paragraph" style:parent-style-name="Standard" style:list-style-name="L10">
      <style:text-properties style:font-name="Noto Sans CJK SC DemiLight" officeooo:rsid="0020bb1f" officeooo:paragraph-rsid="002377eb"/>
    </style:style>
    <style:style style:name="P31" style:family="paragraph" style:parent-style-name="Standard" style:list-style-name="L10">
      <style:text-properties style:font-name="Noto Sans CJK SC DemiLight" officeooo:rsid="0020bb1f" officeooo:paragraph-rsid="00240e54"/>
    </style:style>
    <style:style style:name="P32" style:family="paragraph" style:parent-style-name="Standard" style:list-style-name="L12">
      <style:text-properties style:font-name="Noto Sans CJK SC DemiLight" officeooo:rsid="0020bb1f" officeooo:paragraph-rsid="002ef7f7"/>
    </style:style>
    <style:style style:name="P33" style:family="paragraph" style:parent-style-name="Standard">
      <style:text-properties style:font-name="Noto Sans CJK SC DemiLight" officeooo:rsid="0020bb1f" officeooo:paragraph-rsid="002ef7f7"/>
    </style:style>
    <style:style style:name="P34" style:family="paragraph" style:parent-style-name="Standard">
      <style:text-properties style:font-name="Noto Sans CJK SC DemiLight" officeooo:rsid="0020bb1f" officeooo:paragraph-rsid="00305a6b"/>
    </style:style>
    <style:style style:name="P35" style:family="paragraph" style:parent-style-name="Standard" style:list-style-name="L10">
      <style:text-properties style:font-name="Noto Sans CJK SC DemiLight" officeooo:rsid="002377eb" officeooo:paragraph-rsid="002377eb"/>
    </style:style>
    <style:style style:name="P36" style:family="paragraph" style:parent-style-name="Standard" style:list-style-name="L12">
      <style:text-properties style:font-name="Noto Sans CJK SC DemiLight" officeooo:rsid="002377eb" officeooo:paragraph-rsid="002ef7f7"/>
    </style:style>
    <style:style style:name="P37" style:family="paragraph" style:parent-style-name="Standard">
      <style:text-properties style:font-name="Noto Sans CJK SC DemiLight" officeooo:rsid="002377eb" officeooo:paragraph-rsid="002ef7f7"/>
    </style:style>
    <style:style style:name="P38" style:family="paragraph" style:parent-style-name="Standard">
      <style:text-properties style:font-name="Noto Sans CJK SC DemiLight" officeooo:rsid="00305a6b" officeooo:paragraph-rsid="00305a6b"/>
    </style:style>
    <style:style style:name="P39" style:family="paragraph" style:parent-style-name="Standard">
      <style:text-properties style:font-name="Noto Sans CJK SC DemiLight" officeooo:rsid="00305a6b" officeooo:paragraph-rsid="00322c7a"/>
    </style:style>
    <style:style style:name="P40" style:family="paragraph" style:parent-style-name="Standard">
      <style:text-properties style:font-name="Noto Sans CJK SC DemiLight" fo:font-weight="bold" officeooo:rsid="00305a6b" officeooo:paragraph-rsid="00305a6b" style:font-weight-asian="bold" style:font-weight-complex="bold"/>
    </style:style>
    <style:style style:name="P41" style:family="paragraph" style:parent-style-name="Standard">
      <style:text-properties officeooo:rsid="00240e54" officeooo:paragraph-rsid="00240e54"/>
    </style:style>
    <style:style style:name="P42" style:family="paragraph" style:parent-style-name="Standard" style:list-style-name="L1">
      <style:text-properties officeooo:rsid="00240e54" officeooo:paragraph-rsid="00240e54"/>
    </style:style>
    <style:style style:name="P43" style:family="paragraph" style:parent-style-name="Standard">
      <style:text-properties officeooo:rsid="002a8746" officeooo:paragraph-rsid="002a8746"/>
    </style:style>
    <style:style style:name="P44" style:family="paragraph" style:parent-style-name="Standard" style:list-style-name="L1">
      <style:text-properties officeooo:rsid="002d42c6" officeooo:paragraph-rsid="002d42c6"/>
    </style:style>
    <style:style style:name="P45" style:family="paragraph" style:parent-style-name="Standard">
      <style:text-properties officeooo:rsid="002d42c6" officeooo:paragraph-rsid="002d42c6"/>
    </style:style>
    <style:style style:name="P46" style:family="paragraph" style:parent-style-name="Standard" style:list-style-name="L1"/>
    <style:style style:name="P47" style:family="paragraph" style:parent-style-name="Table_20_Contents">
      <style:text-properties officeooo:rsid="00240e54" officeooo:paragraph-rsid="00282dad"/>
    </style:style>
    <style:style style:name="P48" style:family="paragraph" style:parent-style-name="Table_20_Contents">
      <style:text-properties officeooo:rsid="00282dad" officeooo:paragraph-rsid="00282dad"/>
    </style:style>
    <style:style style:name="T1" style:family="text">
      <style:text-properties officeooo:rsid="001ffae2"/>
    </style:style>
    <style:style style:name="T2" style:family="text">
      <style:text-properties fo:font-style="italic" officeooo:rsid="00240e54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ffae2" style:font-style-asian="normal" style:font-style-complex="normal"/>
    </style:style>
    <style:style style:name="T5" style:family="text">
      <style:text-properties fo:font-style="normal" officeooo:rsid="002377eb" style:font-style-asian="normal" style:font-style-complex="normal"/>
    </style:style>
    <style:style style:name="T6" style:family="text">
      <style:text-properties fo:font-style="normal" officeooo:rsid="00240e54" style:font-style-asian="normal" style:font-style-complex="normal"/>
    </style:style>
    <style:style style:name="T7" style:family="text">
      <style:text-properties fo:font-style="normal" officeooo:rsid="002a8746" style:font-style-asian="normal" style:font-style-complex="normal"/>
    </style:style>
    <style:style style:name="T8" style:family="text">
      <style:text-properties fo:font-style="normal" officeooo:rsid="002ef7f7" style:font-style-asian="normal" style:font-style-complex="normal"/>
    </style:style>
    <style:style style:name="T9" style:family="text">
      <style:text-properties fo:font-style="normal" officeooo:rsid="00305a6b" style:font-style-asian="normal" style:font-style-complex="normal"/>
    </style:style>
    <style:style style:name="T10" style:family="text">
      <style:text-properties fo:font-style="normal" officeooo:rsid="00322c7a" style:font-style-asian="normal" style:font-style-complex="normal"/>
    </style:style>
    <style:style style:name="T11" style:family="text">
      <style:text-properties style:font-name="Noto Sans CJK JP Thin"/>
    </style:style>
    <style:style style:name="T12" style:family="text">
      <style:text-properties style:font-name="Noto Sans CJK JP Thin" fo:font-style="normal" style:font-style-asian="normal" style:font-style-complex="normal"/>
    </style:style>
    <style:style style:name="T13" style:family="text">
      <style:text-properties style:font-name="Noto Sans CJK SC DemiLight" officeooo:rsid="0020bb1f"/>
    </style:style>
    <style:style style:name="T14" style:family="text">
      <style:text-properties style:font-name="Noto Sans CJK SC DemiLight" fo:font-style="normal" style:font-style-asian="normal" style:font-style-complex="normal"/>
    </style:style>
    <style:style style:name="T15" style:family="text">
      <style:text-properties style:font-name="Noto Sans CJK SC DemiLight" fo:font-style="normal" officeooo:rsid="0020bb1f" style:font-style-asian="normal" style:font-style-complex="normal"/>
    </style:style>
    <style:style style:name="T16" style:family="text">
      <style:text-properties style:font-name="Noto Sans CJK SC DemiLight" fo:font-style="normal" officeooo:rsid="00229243" style:font-style-asian="normal" style:font-style-complex="normal"/>
    </style:style>
    <style:style style:name="T17" style:family="text">
      <style:text-properties style:font-name="Noto Sans CJK SC DemiLight" fo:font-style="normal" officeooo:rsid="002ef7f7" style:font-style-asian="normal" style:font-style-complex="normal"/>
    </style:style>
    <style:style style:name="T18" style:family="text">
      <style:text-properties style:font-name="Noto Sans CJK SC DemiLight" fo:font-style="normal" officeooo:rsid="001ffae2" style:font-style-asian="normal" style:font-style-complex="normal"/>
    </style:style>
    <style:style style:name="T19" style:family="text">
      <style:text-properties style:font-name="Noto Sans CJK SC DemiLight" fo:font-style="normal" officeooo:rsid="00305a6b" style:font-style-asian="normal" style:font-style-complex="normal"/>
    </style:style>
    <style:style style:name="T20" style:family="text">
      <style:text-properties style:font-name="Noto Sans CJK SC DemiLight" fo:font-style="normal" officeooo:rsid="00322c7a" style:font-style-asian="normal" style:font-style-complex="normal"/>
    </style:style>
    <style:style style:name="T21" style:family="text">
      <style:text-properties style:font-name="Noto Sans CJK SC DemiLight" fo:font-style="normal" fo:font-weight="bold" officeooo:rsid="002dd3cd" style:font-style-asian="normal" style:font-weight-asian="bold" style:font-style-complex="normal" style:font-weight-complex="bold"/>
    </style:style>
    <style:style style:name="T22" style:family="text">
      <style:text-properties style:font-name="Noto Sans CJK SC DemiLight" officeooo:rsid="00235ee1"/>
    </style:style>
    <style:style style:name="T23" style:family="text">
      <style:text-properties style:font-name="Noto Sans CJK SC DemiLight" officeooo:rsid="002377eb"/>
    </style:style>
    <style:style style:name="T24" style:family="text">
      <style:text-properties officeooo:rsid="00240e54"/>
    </style:style>
    <style:style style:name="T25" style:family="text">
      <style:text-properties fo:font-weight="bold" officeooo:rsid="001ffae2" style:font-weight-asian="bold" style:font-weight-complex="bold"/>
    </style:style>
    <style:style style:name="T26" style:family="text">
      <style:text-properties officeooo:rsid="00282dad"/>
    </style:style>
    <style:style style:name="T27" style:family="text">
      <style:text-properties officeooo:rsid="0029a9cd"/>
    </style:style>
    <style:style style:name="T28" style:family="text">
      <style:text-properties officeooo:rsid="002a8746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image text:level="1" xlink:href="Pictures/10000881000001DC000001DCF4BC505FFBD32D87.svg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5.022cm" fo:text-indent="-0.635cm" fo:margin-left="5.022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9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text:list-style style:name="L10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text:list-style style:name="L1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</text:list-style>
    <text:list-style style:name="L1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le system architecture:</text:p>
      <text:p text:style-name="P1"/>
      <text:p text:style-name="P3">Config file-</text:p>
      <text:p text:style-name="P1">Will contain connection to database.</text:p>
      <text:p text:style-name="P41">Default paging limit</text:p>
      <text:p text:style-name="P41"/>
      <text:p text:style-name="P4">Mesages.php</text:p>
      <text:p text:style-name="P43">Error 400- Not found</text:p>
      <text:p text:style-name="P43">Error 422-Unprocessable entity</text:p>
      <text:p text:style-name="P43">On saving user- User is successfully created/updated.</text:p>
      <text:p text:style-name="P43">On deleting user- User is successfully deleted.</text:p>
      <text:p text:style-name="P1"/>
      <text:p text:style-name="P8"><text:span text:style-name="T25">User Modal-</text:span></text:p>
      <text:list xml:id="list883846522306880170" text:style-name="L1">
        <text:list-header>
          <text:p text:style-name="P6"><text:span text:style-name="T1">Contains following functions:</text:span></text:p>
        </text:list-header>
        <text:list-item>
          <text:p text:style-name="P42">beforeSave()</text:p>
          <text:p text:style-name="P44">Validations before save according to validation rules</text:p>
        </text:list-item>
        <text:list-item>
          <text:p text:style-name="P42">afterSave()</text:p>
        </text:list-item>
        <text:list-item>
          <text:p text:style-name="P42">beforeDelete()</text:p>
        </text:list-item>
        <text:list-item>
          <text:p text:style-name="P42">AfterDelete()</text:p>
        </text:list-item>
        <text:list-item>
          <text:p text:style-name="P42">beforeFind()</text:p>
          <text:p text:style-name="P44">Validations before find according <text:s/>to validation rules</text:p>
        </text:list-item>
        <text:list-item>
          <text:p text:style-name="P42">afterFind()</text:p>
          <text:p text:style-name="P44">Provide labels -</text:p>
          <text:p text:style-name="P44">First name= first_name</text:p>
          <text:p text:style-name="P44">Middle name=middle_name</text:p>
          <text:p text:style-name="P44">Last nam=last_name</text:p>
          <text:p text:style-name="P44">Email=email</text:p>
          <text:p text:style-name="P44">Age=age</text:p>
        </text:list-item>
      </text:list>
      <text:p text:style-name="P45"><text:tab/>Phone Number=phone_no</text:p>
      <text:p text:style-name="P45"><text:tab/>Address=address</text:p>
      <text:list xml:id="list164411188809496" text:continue-numbering="true" text:style-name="L1">
        <text:list-item>
          <text:p text:style-name="P42">rules()</text:p>
        </text:list-item>
      </text:list>
      <text:p text:style-name="P47"><text:tab/><text:tab/>--first_name : </text:p>
      <text:p text:style-name="P47"><text:tab/><text:tab/><text:tab/>Must be a valid string</text:p>
      <text:p text:style-name="P47"><text:tab/><text:tab/><text:tab/>maximum char-20</text:p>
      <text:p text:style-name="P47"><text:tab/><text:tab/><text:tab/>not null</text:p>
      <text:p text:style-name="P47"><text:tab/><text:tab/>--middle_name- </text:p>
      <text:p text:style-name="P47"><text:tab/><text:tab/><text:tab/>Must be a valid string</text:p>
      <text:p text:style-name="P47"><text:tab/><text:tab/><text:tab/>maximum char-20</text:p>
      <text:p text:style-name="P47"><text:tab/><text:tab/><text:tab/>null=true</text:p>
      <text:p text:style-name="P47"><text:span text:style-name="T26"><text:tab/><text:tab/>--last</text:span>_name : </text:p>
      <text:p text:style-name="P47"><text:tab/><text:tab/><text:tab/>Must be a valid string</text:p>
      <text:p text:style-name="P47"><text:tab/><text:tab/><text:tab/>maximum char-20</text:p>
      <text:p text:style-name="P47"><text:tab/><text:tab/><text:tab/>not null</text:p>
      <text:p text:style-name="P48"><text:s text:c="4"/><text:tab/><text:tab/>--phone_no-</text:p>
      <text:p text:style-name="P48"><text:tab/><text:tab/><text:tab/>Must be a valid string</text:p>
      <text:p text:style-name="P48"><text:s text:c="8"/><text:tab/><text:tab/><text:tab/>Maximum 15 characters</text:p>
      <text:p text:style-name="P48"><text:s text:c="4"/><text:tab/><text:tab/>--address-</text:p>
      <text:p text:style-name="P48"><text:tab/><text:tab/><text:tab/>Must be a valid string</text:p>
      <text:p text:style-name="P48"><text:s text:c="7"/><text:tab/><text:tab/><text:tab/>minimum characters-3</text:p>
      <text:p text:style-name="P48"><text:s text:c="8"/><text:tab/><text:tab/><text:tab/>maximum characters-150</text:p>
      <text:p text:style-name="P48"><text:s text:c="3"/><text:tab/><text:tab/>-- email-</text:p>
      <text:p text:style-name="P48"><text:tab/><text:tab/><text:tab/>Type=email</text:p>
      <text:p text:style-name="P48"><text:soft-page-break/><text:s text:c="8"/><text:tab/><text:tab/><text:tab/>not null</text:p>
      <text:p text:style-name="P48"><text:s text:c="4"/><text:tab/><text:tab/>--age-</text:p>
      <text:p text:style-name="P48"><text:tab/><text:tab/><text:tab/>positive integer</text:p>
      <text:p text:style-name="P48"><text:s text:c="8"/><text:tab/><text:tab/><text:tab/>not more than 3 digits</text:p>
      <text:p text:style-name="P48"><text:s text:c="8"/><text:tab/><text:tab/><text:tab/>not null</text:p>
      <text:p text:style-name="P48"><text:s text:c="3"/><text:tab/><text:tab/>-- id-</text:p>
      <text:p text:style-name="P48"><text:s text:c="8"/><text:tab/><text:tab/><text:tab/>Integer</text:p>
      <text:p text:style-name="P48"><text:s text:c="7"/><text:tab/><text:tab/><text:tab/> Should be present in db.</text:p>
      <text:p text:style-name="P48"><text:tab/><text:tab/>--Limit: </text:p>
      <text:p text:style-name="P48"><text:tab/><text:tab/><text:tab/>Positive integer</text:p>
      <text:p text:style-name="P48"><text:tab/><text:tab/><text:tab/>Not null</text:p>
      <text:p text:style-name="P48"><text:tab/><text:tab/>--offset</text:p>
      <text:p text:style-name="P48"><text:tab/><text:tab/><text:tab/>Positive integer</text:p>
      <text:p text:style-name="P48"><text:tab/><text:tab/><text:tab/>Not null</text:p>
      <text:list xml:id="list164412324346471" text:continue-numbering="true" text:style-name="L1">
        <text:list-header>
          <text:p text:style-name="P7"/>
        </text:list-header>
        <text:list-item>
          <text:p text:style-name="P46"><text:span text:style-name="T24">validate()</text:span></text:p>
        </text:list-item>
        <text:list-item>
          <text:p text:style-name="P42">labels()</text:p>
        </text:list-item>
      </text:list>
      <text:list xml:id="list8178369710962958615" text:style-name="L3">
        <text:list-item>
          <text:p text:style-name="P12">save()</text:p>
        </text:list-item>
      </text:list>
      <text:p text:style-name="P2"><text:s text:c="4"/><text:tab/>This function is used to create a <text:span text:style-name="T27">user</text:span>.</text:p>
      <text:p text:style-name="P13"><text:tab/><text:span text:style-name="T3">Parameters: </text:span></text:p>
      <text:list xml:id="list3431589232672439368" text:style-name="L10">
        <text:list-item>
          <text:p text:style-name="P31"><text:span text:style-name="T6">id : integer</text:span></text:p>
        </text:list-item>
        <text:list-item>
          <text:p text:style-name="P31"><text:span text:style-name="T4">f</text:span><text:span text:style-name="T3">irst_name <text:s/>: String</text:span></text:p>
        </text:list-item>
        <text:list-item>
          <text:p text:style-name="P29"><text:span text:style-name="T3">middle_name: <text:s/>String</text:span></text:p>
        </text:list-item>
        <text:list-item>
          <text:p text:style-name="P29"><text:span text:style-name="T3">last_name: String</text:span></text:p>
        </text:list-item>
        <text:list-item>
          <text:p text:style-name="P29"><text:span text:style-name="T3">address: String</text:span></text:p>
        </text:list-item>
        <text:list-item>
          <text:p text:style-name="P29"><text:span text:style-name="T3">age: Integer</text:span></text:p>
        </text:list-item>
        <text:list-item>
          <text:p text:style-name="P29"><text:span text:style-name="T3">Phone_no: Integer</text:span></text:p>
        </text:list-item>
        <text:list-item>
          <text:p text:style-name="P29"><text:span text:style-name="T3">Email: String</text:span></text:p>
        </text:list-item>
      </text:list>
      <text:p text:style-name="P15"><text:tab/>Return<text:span text:style-name="T27">s</text:span> : <text:s text:c="5"/><text:span text:style-name="T13">Json response { "status": "success", "message": "registered <text:tab/><text:tab/><text:tab/><text:tab/><text:tab/>successfully.", "data": { "user_id": '1' } }</text:span></text:p>
      <text:p text:style-name="P13"><text:tab/><text:tab/></text:p>
      <text:list xml:id="list164411193987581" text:continue-list="list8178369710962958615" text:style-name="L3">
        <text:list-item>
          <text:p text:style-name="P9"><text:span text:style-name="T1"><text:s/></text:span><text:span text:style-name="T2">find()</text:span><text:span text:style-name="T1"><text:tab/></text:span></text:p>
          <text:p text:style-name="P9"><text:span text:style-name="T1">This function shows a single user.</text:span></text:p>
        </text:list-item>
      </text:list>
      <text:p text:style-name="P8"><text:span text:style-name="T11"><text:tab/></text:span><text:span text:style-name="T12">Parameters: </text:span><text:span text:style-name="T15">id: Integer</text:span></text:p>
      <text:p text:style-name="P14"><text:tab/>Return<text:span text:style-name="T28">s</text:span> : <text:span text:style-name="T13">Json response { "data": <text:tab/><text:tab/><text:tab/><text:tab/>{ "id":1,'first_name':'John','middle_name':'Johny', <text:tab/>'last_name':'Jacobs','age':'40' ,<text:tab/>'address':'Banglore','phone_no': '9876567898'} }</text:span></text:p>
      <text:list xml:id="list8156590625908567268" text:style-name="L6">
        <text:list-item>
          <text:p text:style-name="P10"><text:span text:style-name="T24">delete()</text:span></text:p>
        </text:list-item>
      </text:list>
      <text:p text:style-name="P8"><text:span text:style-name="T1"><text:s text:c="4"/><text:tab/>This function deletes a user.</text:span></text:p>
      <text:p text:style-name="P16"><text:span text:style-name="T3"><text:tab/>Parameters: </text:span><text:span text:style-name="T16">id: Integer</text:span></text:p>
      <text:p text:style-name="P16"><text:span text:style-name="T4"><text:tab/></text:span><text:span text:style-name="T1">Returns </text:span><text:span text:style-name="T22">Json response { "status": s</text:span><text:span text:style-name="T23">u</text:span><text:span text:style-name="T22">ccess, "message": Record deleted <text:tab/><text:tab/><text:tab/><text:tab/>successfully, data: {'id':1} }</text:span></text:p>
      <text:list xml:id="list8793591156833934583" text:style-name="L7">
        <text:list-item>
          <text:p text:style-name="P11"><text:span text:style-name="T1"><text:s/>findAll()</text:span></text:p>
        </text:list-item>
      </text:list>
      <text:p text:style-name="P1"><text:s text:c="4"/><text:tab/>This function lists all the <text:span text:style-name="T27">users</text:span>with listing and filtering.</text:p>
      <text:p text:style-name="P17"><text:tab/><text:span text:style-name="T3">Parameters: </text:span></text:p>
      <text:list xml:id="list164410982069980" text:continue-list="list3431589232672439368" text:style-name="L10">
        <text:list-item>
          <text:p text:style-name="P30"><text:span text:style-name="T5">limit</text:span><text:span text:style-name="T3"> <text:s/>: </text:span><text:span text:style-name="T5">Integer</text:span></text:p>
        </text:list-item>
        <text:list-item>
          <text:p text:style-name="P30"><text:soft-page-break/><text:span text:style-name="T5">offset</text:span><text:span text:style-name="T3"> : </text:span><text:span text:style-name="T5">Integer</text:span></text:p>
        </text:list-item>
        <text:list-item>
          <text:p text:style-name="P35"><text:span text:style-name="T3">last_name: String (or any other filtering parameter)</text:span></text:p>
        </text:list-item>
      </text:list>
      <text:p text:style-name="P18"><text:span text:style-name="T3"><text:tab/></text:span><text:span text:style-name="T4">Return</text:span><text:span text:style-name="T7">s</text:span><text:span text:style-name="T4"> : </text:span><text:span text:style-name="T15">Json response <text:s/>{ "id":1,'first_name':'John','middle_name':'Johny', <text:tab/><text:tab/>'last_name':'Jacobs','age':'40' ,'address':'Banglore','phone_no': <text:tab/><text:tab/><text:tab/><text:tab/>'9876567898'}</text:span></text:p>
      <text:p text:style-name="P18"><text:span text:style-name="T15"/></text:p>
      <text:p text:style-name="P18"><text:span text:style-name="T21">UserController</text:span><text:span text:style-name="T15"> </text:span></text:p>
      <text:p text:style-name="P19"><text:span text:style-name="T15">I</text:span><text:span text:style-name="T14">t contains the following methods:</text:span></text:p>
      <text:list xml:id="list7630312764387713103" text:style-name="L12">
        <text:list-item>
          <text:p text:style-name="P20"><text:span text:style-name="T14">create</text:span><text:span text:style-name="T17">() </text:span></text:p>
          <text:p text:style-name="P20"><text:span text:style-name="T17">/user.php/?action=create</text:span></text:p>
          <text:p text:style-name="P27"><text:span text:style-name="T14">Calls save() method of user model for performing operations.</text:span></text:p>
          <text:p text:style-name="P23"><text:span text:style-name="T3">Parameters: </text:span></text:p>
        </text:list-item>
      </text:list>
      <text:p text:style-name="P33"><text:span text:style-name="T4"><text:tab/><text:tab/>f</text:span><text:span text:style-name="T3">irst_name <text:s/>: String</text:span></text:p>
      <text:p text:style-name="P33"><text:span text:style-name="T3"><text:tab/><text:tab/>middle_name: <text:s/>String</text:span></text:p>
      <text:p text:style-name="P33"><text:span text:style-name="T3"><text:tab/><text:tab/>last_name: String</text:span></text:p>
      <text:p text:style-name="P33"><text:span text:style-name="T3"><text:tab/><text:tab/>address: String</text:span></text:p>
      <text:p text:style-name="P33"><text:span text:style-name="T3"><text:tab/><text:tab/>age: Integer</text:span></text:p>
      <text:p text:style-name="P33"><text:span text:style-name="T3"><text:tab/><text:tab/>Phone_no: Integer</text:span></text:p>
      <text:p text:style-name="P33"><text:span text:style-name="T3"><text:tab/><text:tab/>Email: String</text:span></text:p>
      <text:list xml:id="list164410949194831" text:continue-numbering="true" text:style-name="L12">
        <text:list-header>
          <text:p text:style-name="P25"><text:span text:style-name="T8">Returns</text:span><text:span text:style-name="T3">: <text:s/></text:span><text:span text:style-name="T17">Response: Created successfully</text:span><text:span text:style-name="T14"><text:tab/></text:span></text:p>
        </text:list-header>
        <text:list-item>
          <text:p text:style-name="P22"><text:span text:style-name="T19">update</text:span><text:span text:style-name="T17">() </text:span></text:p>
          <text:p text:style-name="P22"><text:span text:style-name="T17">/user.php/?action=</text:span><text:span text:style-name="T19">update</text:span></text:p>
          <text:p text:style-name="P28"><text:span text:style-name="T14">Calls save() method of user model for performing operations.</text:span></text:p>
          <text:p text:style-name="P24"><text:span text:style-name="T3">Parameters: </text:span></text:p>
        </text:list-item>
      </text:list>
      <text:p text:style-name="P34"><text:span text:style-name="T6"><text:tab/><text:tab/>id : integer </text:span></text:p>
      <text:p text:style-name="P34"><text:span text:style-name="T4"><text:tab/><text:tab/>f</text:span><text:span text:style-name="T3">irst_name <text:s/>: String</text:span></text:p>
      <text:p text:style-name="P34"><text:span text:style-name="T3"><text:tab/><text:tab/>middle_name: <text:s/>String</text:span></text:p>
      <text:p text:style-name="P34"><text:span text:style-name="T3"><text:tab/><text:tab/>last_name: String</text:span></text:p>
      <text:p text:style-name="P34"><text:span text:style-name="T3"><text:tab/><text:tab/>address: String</text:span></text:p>
      <text:p text:style-name="P34"><text:span text:style-name="T3"><text:tab/><text:tab/>age: Integer</text:span></text:p>
      <text:p text:style-name="P34"><text:span text:style-name="T3"><text:tab/><text:tab/>Phone_no: Integer</text:span></text:p>
      <text:p text:style-name="P34"><text:span text:style-name="T3"><text:tab/><text:tab/>Email: String</text:span></text:p>
      <text:list xml:id="list164412538574654" text:continue-numbering="true" text:style-name="L12">
        <text:list-header>
          <text:p text:style-name="P26"><text:span text:style-name="T17">Returns</text:span><text:span text:style-name="T14">: <text:s/></text:span><text:span text:style-name="T17">Response: </text:span><text:span text:style-name="T19">Updated</text:span><text:span text:style-name="T17"> successfully</text:span></text:p>
        </text:list-header>
        <text:list-item>
          <text:p text:style-name="P20"><text:span text:style-name="T14">delete</text:span><text:span text:style-name="T17">()</text:span></text:p>
          <text:p text:style-name="P20"><text:span text:style-name="T17">/user.php/?action=delete</text:span></text:p>
          <text:p text:style-name="P27"><text:span text:style-name="T14">Calls delete() method of user model for performing operations.</text:span></text:p>
          <text:p text:style-name="P23"><text:span text:style-name="T3">Parameters: </text:span><text:span text:style-name="T16">id: Integer</text:span></text:p>
          <text:p text:style-name="P27"><text:span text:style-name="T18">R</text:span><text:span text:style-name="T14">eturns: Response Deleted Successfully</text:span></text:p>
        </text:list-item>
        <text:list-item>
          <text:p text:style-name="P21"><text:span text:style-name="T20">find</text:span><text:span text:style-name="T17">()</text:span></text:p>
          <text:p text:style-name="P21"><text:span text:style-name="T17">user.php/?action=index</text:span><text:span text:style-name="T19">&amp;</text:span><text:span text:style-name="T17">id=1</text:span></text:p>
          <text:p text:style-name="P27"><text:span text:style-name="T14">Calls find() method of user model for performing operations.</text:span></text:p>
          <text:p text:style-name="P21"><text:soft-page-break/><text:span text:style-name="T8">Parameters: </text:span><text:span text:style-name="T15">id: Integer</text:span></text:p>
        </text:list-item>
        <text:list-item>
          <text:p text:style-name="P20"><text:span text:style-name="T20">findAll</text:span><text:span text:style-name="T17">()</text:span></text:p>
          <text:p text:style-name="P20"><text:span text:style-name="T17">/user.php/?action=</text:span><text:span text:style-name="T19">list</text:span><text:span text:style-name="T20">&amp;</text:span><text:span text:style-name="T17">limit=5&amp;offset=0&amp;first_name=Ben</text:span></text:p>
          <text:p text:style-name="P27"><text:span text:style-name="T14">Calls findAll() method of user model for performing operations.</text:span></text:p>
          <text:p text:style-name="P23"><text:span text:style-name="T3">Parameters: </text:span></text:p>
          <text:list>
            <text:list-header>
              <text:p text:style-name="P32"><text:span text:style-name="T5">limit</text:span><text:span text:style-name="T3"> <text:s/>: </text:span><text:span text:style-name="T5">Integer</text:span></text:p>
              <text:p text:style-name="P32"><text:span text:style-name="T5">offset</text:span><text:span text:style-name="T3"> : </text:span><text:span text:style-name="T5">Integer</text:span></text:p>
              <text:p text:style-name="P36"><text:span text:style-name="T9">first</text:span><text:span text:style-name="T8">_name: String (or any other filtering parameter)</text:span></text:p>
            </text:list-header>
          </text:list>
        </text:list-item>
      </text:list>
      <text:p text:style-name="P37"><text:span text:style-name="T8"/></text:p>
      <text:p text:style-name="P40"><text:span text:style-name="T8">R</text:span><text:span text:style-name="T3">outes</text:span></text:p>
      <text:p text:style-name="P38"><text:span text:style-name="T3">Action----------------------------&gt;Controller</text:span></text:p>
      <text:p text:style-name="P38"><text:span text:style-name="T3">/create---------------------------</text:span><text:span text:style-name="T10">&gt; UserController@create()</text:span></text:p>
      <text:p text:style-name="P39"><text:span text:style-name="T3">/update---------------------------</text:span><text:span text:style-name="T10">&gt; UserController@update()</text:span></text:p>
      <text:p text:style-name="P39"><text:span text:style-name="T3">/delete---------------------------</text:span><text:span text:style-name="T10">&gt; UserController@delete()</text:span></text:p>
      <text:p text:style-name="P39"><text:span text:style-name="T3">/index---------------------------</text:span><text:span text:style-name="T10">&gt; UserController@find()</text:span></text:p>
      <text:p text:style-name="P39"><text:span text:style-name="T3">/list---------------------------</text:span><text:span text:style-name="T10">&gt; UserController@findAll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Light" svg:font-family="'Noto Sans CJK JP Light'" style:font-family-generic="swiss" style:font-pitch="variable"/>
    <style:font-face style:name="Noto Sans CJK JP Thin" svg:font-family="'Noto Sans CJK JP Thin'" style:font-family-generic="swiss" style:font-pitch="variable"/>
    <style:font-face style:name="Noto Sans CJK SC DemiLight" svg:font-family="'Noto Sans CJK SC DemiLight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tyle="normal" officeooo:rsid="001ffae2" style:font-style-asian="normal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40:24.031215623</meta:creation-date>
    <dc:date>2017-04-18T16:43:58.896406909</dc:date>
    <meta:editing-duration>PT26M1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4" meta:paragraph-count="144" meta:word-count="498" meta:character-count="3868" meta:non-whitespace-character-count="3300"/>
  </office:meta>
</office:document-meta>
</file>